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9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table table:name="Conditions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2" table:default-cell-style-name="ce12"/>
        <table:table-column table:style-name="co3" table:number-columns-repeated="16379" table:default-cell-style-name="ce22"/>
        <table:table-row table:style-name="ro1">
          <table:table-cell table:style-name="ce10" office:value-type="string" calcext:value-type="string">
            <text:p>Condition</text:p>
          </table:table-cell>
          <table:table-cell table:style-name="ce13" office:value-type="string" calcext:value-type="string">
            <text:p>ConditionValue</text:p>
          </table:table-cell>
          <table:table-cell table:style-name="ce13" office:value-type="string" calcext:value-type="string">
            <text:p>WeaponType</text:p>
          </table:table-cell>
          <table:table-cell table:style-name="ce13" office:value-type="string" calcext:value-type="string">
            <text:p>Attmodifier</text:p>
          </table:table-cell>
          <table:table-cell table:style-name="ce13" office:value-type="string" calcext:value-type="string">
            <text:p>Defmodifier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Dry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Mud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HeavyMud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Frozen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14" office:value-type="string" calcext:value-type="string">
            <text:p>MiG-27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14" office:value-type="string" calcext:value-type="string">
            <text:p>MiG-27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14" office:value-type="string" calcext:value-type="string">
            <text:p>MiG-27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14" office:value-type="string" calcext:value-type="string">
            <text:p>MiG-27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14" office:value-type="string" calcext:value-type="string">
            <text:p>MiG-27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 table:number-rows-repeated="15">
          <table:table-cell table:style-name="ce11"/>
          <table:table-cell/>
          <table:table-cell table:style-name="ce14"/>
          <table:table-cell table:number-columns-repeated="16381"/>
        </table:table-row>
        <table:table-row table:style-name="ro1" table:number-rows-repeated="16">
          <table:table-cell table:style-name="ce11"/>
          <table:table-cell/>
          <table:table-cell table:style-name="ce21"/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ath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Prev weather</text:p>
          </table:table-cell>
          <table:table-cell table:style-name="ce1" office:value-type="string" calcext:value-type="string">
            <text:p>Current weather</text:p>
          </table:table-cell>
          <table:table-cell table:style-name="ce1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8:56:21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29T19:05:34.974000000</dc:date>
    <meta:editing-duration>PT13H6M51S</meta:editing-duration>
    <meta:editing-cycles>55</meta:editing-cycles>
    <meta:generator>LibreOffice/7.6.5.2$Windows_X86_64 LibreOffice_project/38d5f62f85355c192ef5f1dd47c5c0c0c6d6598b</meta:generator>
    <meta:document-statistic meta:table-count="6" meta:cell-count="616" meta:object-count="0"/>
  </office:meta>
</office:document-meta>
</file>